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30cm</text:p>
          </table:table-cell>
          <table:table-cell table:number-columns-repeated="4"/>
        </table:table-row>
        <table:table-row table:style-name="ro1">
          <table:table-cell office:value-type="string">
            <text:p>Degrees (+/-)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Average error (also +/-)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>
            <text:p>Degrees (+/-)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Average error (also +/-)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5/10/2012</text:date>, <text:time>13:0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Neugber</meta:initial-creator>
    <meta:creation-date>2012-10-15T12:57:48</meta:creation-date>
    <dc:date>2012-10-15T13:00:42</dc:date>
    <dc:creator>Samuel Neugber</dc:creator>
    <meta:editing-duration>PT2M54S</meta:editing-duration>
    <meta:editing-cycles>1</meta:editing-cycles>
    <meta:document-statistic meta:table-count="3" meta:cell-count="22" meta:object-count="0"/>
    <meta:generator>LibreOffice/3.4$Unix LibreOffice_project/340m1$Build-502</meta:generator>
  </office:meta>
</office:document-meta>
</file>